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08cm" fo:min-width="10.187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7.617cm" fo:min-width="9.086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3.351cm" fo:min-width="0.4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standard">
      <style:graphic-properties svg:stroke-color="#00a933" draw:fill-color="#069a2e" draw:textarea-horizontal-align="justify" draw:textarea-vertical-align="middle" draw:auto-grow-height="false" fo:min-height="1.773cm" fo:min-width="0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0.76cm" fo:min-width="0cm"/>
    </style:style>
    <style:style style:name="gr9" style:family="graphic" style:parent-style-name="standard">
      <style:graphic-properties draw:fill-color="#ffd428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69a2e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ffd4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14.224cm" svg:x="2.406cm" svg:y="7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24cm" svg:height="12.507cm" svg:x="2.27cm" svg:y="7.7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.889cm" svg:y1="14.081cm" svg:x2="17.764cm" svg:y2="14.081cm">
          <text:p/>
        </draw:line>
        <draw:line draw:style-name="gr3" draw:text-style-name="P3" draw:layer="layout" svg:x1="5.953cm" svg:y1="7.604cm" svg:x2="14.081cm" svg:y2="20.939cm">
          <text:p/>
        </draw:line>
        <draw:line draw:style-name="gr3" draw:text-style-name="P3" draw:layer="layout" svg:x1="5.826cm" svg:y1="20.558cm" svg:x2="14.081cm" svg:y2="7.096cm">
          <text:p/>
        </draw:line>
        <draw:line draw:style-name="gr3" draw:text-style-name="P3" draw:layer="layout" svg:x1="9.763cm" svg:y1="14.081cm" svg:x2="17.51cm" svg:y2="9.89cm">
          <text:p/>
        </draw:line>
        <draw:custom-shape draw:style-name="gr4" draw:text-style-name="P4" draw:layer="layout" svg:width="0.913cm" svg:height="3.601cm" draw:transform="rotate (-0.540528469342642) translate (17.437cm 10.525cm)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frame draw:style-name="gr5" draw:text-style-name="P5" draw:layer="layout" svg:width="1.577cm" svg:height="0.962cm" svg:x="10.017cm" svg:y="7.35cm">
          <draw:text-box>
            <text:p>a=1</text:p>
          </draw:text-box>
        </draw:frame>
        <draw:frame draw:style-name="gr5" draw:text-style-name="P5" draw:layer="layout" svg:width="2.246cm" svg:height="0.962cm" svg:x="14.047cm" svg:y="9.337cm">
          <draw:text-box>
            <text:p>a’=a/2</text:p>
          </draw:text-box>
        </draw:frame>
        <draw:frame draw:style-name="gr5" draw:text-style-name="P5" draw:layer="layout" svg:width="6.297cm" svg:height="0.962cm" svg:x="11.509cm" svg:y="10.49cm">
          <draw:text-box>
            <text:p>b=sqrt(a*a-(a/2*a/2))</text:p>
          </draw:text-box>
        </draw:frame>
        <draw:frame draw:style-name="gr6" draw:text-style-name="P5" draw:layer="layout" svg:width="2.492cm" svg:height="0.962cm" svg:x="15.986cm" svg:y="9.763cm">
          <draw:text-box>
            <text:p>b’=1-b</text:p>
          </draw:text-box>
        </draw:frame>
        <draw:line draw:style-name="gr3" draw:text-style-name="P3" draw:layer="layout" svg:x1="9.89cm" svg:y1="14.081cm" svg:x2="18.653cm" svg:y2="11.668cm">
          <text:p/>
        </draw:line>
        <draw:custom-shape draw:style-name="gr7" draw:text-style-name="P6" draw:layer="layout" svg:width="0.318cm" svg:height="2.023cm" draw:transform="rotate (-0.281347075421485) translate (17.43cm 12.061cm)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frame draw:style-name="gr5" draw:text-style-name="P5" draw:layer="layout" svg:width="5.806cm" svg:height="0.962cm" svg:x="15.194cm" svg:y="14.897cm">
          <draw:text-box>
            <text:p>a’’=sqrt(a’*a’+b’*b’)</text:p>
          </draw:text-box>
        </draw:frame>
        <draw:line draw:style-name="gr3" draw:text-style-name="P3" draw:layer="layout" svg:x1="9.89cm" svg:y1="14.081cm" svg:x2="19.415cm" svg:y2="12.811cm">
          <text:p/>
        </draw:line>
        <draw:custom-shape draw:style-name="gr8" draw:text-style-name="P7" draw:layer="layout" svg:width="0.142cm" svg:height="1.01cm" draw:transform="rotate (3.03076424608816) translate (17.46cm 14.087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line draw:style-name="gr3" draw:text-style-name="P3" draw:layer="layout" svg:x1="9.89cm" svg:y1="14.081cm" svg:x2="10.525cm" svg:y2="14.081cm">
          <text:p/>
        </draw:line>
        <draw:line draw:style-name="gr3" draw:text-style-name="P3" draw:layer="layout" svg:x1="9.89cm" svg:y1="14.081cm" svg:x2="18.018cm" svg:y2="13.573cm">
          <text:p/>
        </draw:line>
        <draw:custom-shape draw:style-name="gr9" draw:text-style-name="P8" draw:layer="layout" svg:width="0.127cm" svg:height="0.508cm" draw:transform="rotate (-0.0605629250442024) translate (17.525cm 13.568cm)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9T21:19:20.884514310</meta:creation-date>
    <dc:date>2020-04-13T11:55:23.621628820</dc:date>
    <meta:editing-duration>P2DT38M20S</meta:editing-duration>
    <meta:editing-cycles>5</meta:editing-cycles>
    <meta:generator>LibreOffice/6.2.8.2$MacOSX_X86_64 LibreOffice_project/f82ddfca21ebc1e222a662a32b25c0c9d20169ee</meta:generator>
    <meta:document-statistic meta:object-count="19"/>
  </office:meta>
</office:document-meta>
</file>